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width="0cm" draw:marker-start-width="0.8cm" draw:marker-end-width="0.8cm" draw:fill="solid" draw:fill-color="#666666" draw:opacity="100%" draw:textarea-horizontal-align="center" draw:textarea-vertical-align="middle" fo:padding-top="0.325cm" fo:padding-bottom="0.325cm" fo:padding-left="0.45cm" fo:padding-right="0.45cm"/>
    </style:style>
    <style:style style:name="gr2" style:family="graphic" style:parent-style-name="standard">
      <style:graphic-properties draw:stroke="none" svg:stroke-width="0.4cm" svg:stroke-color="#ffffff" draw:marker-start-width="0.8cm" draw:marker-end-width="0.8cm" draw:fill-color="#666666" draw:textarea-horizontal-align="justify" draw:textarea-vertical-align="middle" draw:auto-grow-height="false" fo:min-height="4.373cm" fo:min-width="4.123cm" fo:padding-top="0.325cm" fo:padding-bottom="0.325cm" fo:padding-left="0.45cm" fo:padding-right="0.45cm" draw:shadow="hidden"/>
    </style:style>
    <style:style style:name="P1" style:family="paragraph">
      <loext:graphic-properties draw:fill="solid" draw:fill-color="#666666" draw:opacity="100%"/>
      <style:paragraph-properties fo:text-align="center"/>
    </style:style>
    <style:style style:name="P2" style:family="paragraph">
      <loext:graphic-properties draw:fill-color="#666666"/>
      <style:paragraph-properties fo:text-align="center"/>
    </style:style>
  </office:automatic-styles>
  <office:body>
    <office:drawing>
      <draw:page draw:name="page1" draw:style-name="dp1" draw:master-page-name="Standard">
        <draw:path draw:style-name="gr1" draw:text-style-name="P1" draw:layer="layout" svg:width="11.778cm" svg:height="11.169cm" svg:x="2.805cm" svg:y="2.34cm" svg:viewBox="0 0 11779 11170" svg:d="M7557 206l-11-199 231-7 132 2 131 7 131 10 130 16 129 19 129 23 128 28 126 32 126 36 124 40 124 44 121 48 120 53 119 56 117 60 115 64 113 68 110 71 108 75 105 79 102 81 100 85 97 88 94 91 90 95 88 97 85 100 81 102 78 106 75 108 71 111 67 113 64 115 60 118 56 119 52 120 48 122 44 124 40 124 36 126 32 127 27 129 24 129 19 129 15 131 11 131 6 132 2 131-2 132-6 132-11 131-15 131-19 129-24 129-27 129-32 127-36 126-40 124-44 124-48 122-52 120-56 119-60 118-64 115-67 113-71 111-75 108-78 106-81 102-85 100-88 97-90 95-94 91-97 88-100 85-102 81-105 79-108 75-110 71-113 68-115 64-117 60-119 56-120 53-121 48-124 44-124 40-126 36-126 32-128 28-129 23-129 19-130 16-131 10-131 7-132 2-131-2-131-7-131-10-130-16-129-19-129-23-128-28-126-32-126-36-124-40-124-44-121-48-120-53-119-56-117-60-115-64-113-68-110-71-108-75-105-79-102-81-100-85-97-88-94-91-90-95-88-97-85-100-81-102-78-106-75-108-71-111-67-113-72-129-66-132-62-134-56-136-52-138-46-140-41-142-37-143 195-45 195-46 33 129 37 128 42 126 46 124 51 123 55 120 60 119 64 117 61 101 64 100 67 98 71 95 73 92 76 90 79 88 82 84 84 82 87 80 90 76 92 73 95 71 97 67 99 65 102 61 103 57 105 55 107 50 108 47 110 44 110 39 112 36 113 33 114 29 115 24 116 22 116 17 117 13 118 10 118 6 118 2 119-2 118-6 117-10 118-13 116-17 116-22 115-24 114-29 113-33 112-36 110-39 110-44 108-47 107-50 105-55 103-57 102-61 99-65 97-67 95-71 92-73 90-76 87-80 84-82 82-84 79-88 76-90 73-92 71-95 67-98 64-100 61-101 57-104 54-106 51-107 47-109 43-110 39-111 36-112 33-114 28-114 25-115 21-117 18-116 13-118 10-118 6-119 1-119-1-118-6-119-10-118-13-118-18-116-21-117-25-115-28-114-33-114-36-112-39-111-43-110-47-109-51-107-54-106-57-104-61-101-64-100-67-98-71-95-73-92-76-90-79-88-82-84-84-82-87-80-90-76-92-73-95-71-97-67-99-65-102-61-103-57-105-55-107-50-108-47-110-44-110-39-112-36-113-33-114-29-115-24-116-22-116-17-118-13-117-10-118-6-119-2-208 6zM4649 8292l-153 129-152 129-225-267-3408 2887-356-420-355-420 3409-2888-301-357 152-129 153-129zM1255 4127l-155 127-154 127-855-1043 154-127 155-127z">
          <text:p/>
        </draw:path>
        <draw:path draw:style-name="gr1" draw:text-style-name="P1" draw:layer="layout" svg:width="9.972cm" svg:height="11.272cm" svg:x="0.413cm" svg:y="2.338cm" svg:viewBox="0 0 9973 11273" svg:d="M7698 1245l-170 150-128 127-3130 15-855 516 3573-9-30 45-111 194-78 162-5301 13v-200-200l1169-3 1516-914v-3l1623-8 1181-699-1192 12-2-200-2-200 4208-43 2 200 2 200-2217 23-1188 703 1293-6zM6547 3110l-38 216-6 56-4555 24-1-200-1-200 4633-25zM6486 3985l23 218 30 171-722 6 841 460-96 175-96 175-1471-804-1666 12-1-200-1-200 3158-23zM4800 35v200 200h-595v-200-200zM4001 35v200 200h-595v-200-200zM5602 35v200 200h-595v-200-200zM1314 2071v200 200h-595v-200-200zM595 2071v200 200h-595v-200-200zM7352 6404l195 228 195 228-2082 1785-195-228-195-228zM3335 10721l-1 36-4 36-6 36-8 35-10 34-13 34-15 33-17 32-19 31-21 29-23 28-25 26-26 25-28 23-29 21-31 19-32 17-33 15-34 13-34 10-35 8-36 6-36 4-36 1-36-1-36-4-36-6-35-8-34-10-34-13-33-15-32-17-31-19-29-21-28-23-26-25-25-26-23-28-21-29-19-31-17-32-15-33-13-34-10-34-8-35-6-36-4-36-1-36 1-36 4-36 6-36 8-35 10-34 13-34 15-33 17-32 19-31 21-29 23-28 25-26 26-25 28-23 29-21 31-19 32-17 33-15 34-13 34-10 35-8 36-6 36-4 36-1 36 1 36 4 36 6 35 8 34 10 34 13 33 15 32 17 31 19 29 21 28 23 26 25 25 26 23 28 21 29 19 31 17 32 15 33 13 34 10 34 8 35 6 36 4 36z">
          <text:p/>
        </draw:path>
        <draw:path draw:style-name="gr2" draw:text-style-name="P2" draw:layer="layout" svg:width="6.577cm" svg:height="6.656cm" svg:x="7.263cm" svg:y="3.032cm" svg:viewBox="0 0 6578 6657" svg:d="M2282 450c-5 4-9 9-14 14l-404 456-309-175-191-146 97-71 184-116 190-104 196-91 201-77 206-64 209-49 154-26zM1381 990c5 4 11 8 16 11 1 0 1 0 2 0l264 150-222 317c-2 3-4 7-6 11l-186 320c-2 4-4 8-6 12l-147 314c-2 4-4 8-5 13l-104 291-367-191-351-246 70-157 102-195 114-187 125-178 137-170 146-160 157-150 3-2zM456 2490c3 2 7 4 11 7 2 1 4 2 6 3l436 227-9 34c-1 5-2 9-3 14l-44 294c-1 5-2 10-2 14l-16 286c0 3 0 6 0 9 0 2 0 4 0 5l11 278c0 5 1 9 1 14l35 269c0 4 1 8 2 12l53 245-482-236-435-289-13-137-7-220 7-221 21-218 35-217 49-213 50-167zM297 4220c3 2 5 3 8 5s6 3 9 5l624 306c5 3 11 5 17 7l107 37 49 143c2 6 5 12 8 18l222 447c1 3 3 6 4 9 1 2 3 4 4 6l235 364-100-30-504-223-509-304-11 19-19-32-102-195-89-200-76-205-62-210-24-106zM1371 5815c5 2 11 4 16 6l513 157 263 289c2 2 5 4 7 7l244 236c1 1 3 3 5 5l66 57-47-11-206-64-201-77-196-91-190-104-184-116-175-128-166-139-157-150-88-96zM2958 6645l4 10c0 1 0 1 0 2l-12-2zM4125 6545c2-2 4-3 5-5l241-238c2-2 4-5 6-7l265-297c2-3 5-6 7-9l59-78 55-13c2-1 5-1 8-2l362-110c4-1 7-2 11-3l593-229c2 0 4-1 6-2l-128 140-157 150-166 139-175 128-183 116-191 104-196 91-201 77-206 64-45 10zM6000 5096l-376 181-583 224-45 13 184-292c1-2 2-4 3-5 2-3 3-7 5-10l219-451c3-6 5-12 7-18l89-267 662-283c4-1 8-3 12-5l330-177-41 181-62 210-76 205-89 200-102 195-21 35zM6494 3674l-453 241-431 185 28-135c1-4 1-8 2-12l34-271c1-5 1-9 1-13l11-281c0-2 0-4 0-5 0-3 0-6 0-8l-16-289c0-5-1-9-1-14l-44-297c-1-4-2-9-3-14l-26-105 106-45c2-1 5-2 7-3l310-151c3-1 5-2 8-4l377-213 62 210 49 213 35 217 21 218 7 221-7 220-9 93zM5884 2190l-303 146-66 28-81-231c-1-4-3-8-5-12l-145-317c-1-4-3-8-6-12l-183-323v-1c-2-3-4-7-6-10l-203-296 164-76c2-1 5-2 7-3l214-113c1-1 3-2 4-3 2-1 3-1 4-2l217-133 119 113 146 160 137 170 125 178 114 187 102 195 55 123zM5126 707l-205 108-234 108-413-477c-5-5-9-10-14-14l-487-432 158 27 209 49 206 64 201 77 196 91 190 104 184 116 137 100zM3315 6566l-32 68-44-94-161-404-4-15 366-5c4 0 8 0 12 0l38-4-15 50zM3672 5522l-86 280-156 15-449 5-100-326-94-395-30-163 64 6c5 0 9 0 14 0 0 0 1 0 2 0l577-7c4 0 9 0 14-1l379-40-42 230zM3907 4197l-49 391-455 49-563 7-137-12-58-461-33-525 2-453 233 23c5 0 10 0 14 0 1 0 2 0 2 0l546-7c5 0 10-1 15-1l514-58 2 522zM3894 2523l24 326-14 3-507 57-529 7-239-23 29-396 94-617 84-359 219 23c5 1 10 1 15 1 1 0 2 0 3 0l375-6c6 0 11 0 16-1l243-30 94 398zM3436 607l198 608-198 24-359 6-170-18 210-647 154-363zM2486 670l422-365-69 164c-2 4-4 8-5 12l-219 672c-1 4-2 8-3 12l-4 17-280-67-175-68zM1910 1321l31-35 287 112c6 3 13 5 20 7l291 69-80 343c-1 4-2 8-3 12l-95 628c-1 4-1 8-1 12l-30 395-10-1-560-123-500-180 6-20 105-295 141-301 179-309zM1150 3107l39-254 478 172c6 3 12 4 19 6l578 127c6 2 12 3 18 3l32 3-2 486v1c0 3 0 6 1 9l33 534c0 3 1 7 1 10l50 400-138-13-595-124-365-124-68-199-53-245-32-256-11-264zM1606 5047l-169-340 139 47c6 2 12 4 18 5l612 128c6 1 12 2 17 2l224 21 46 248c0 3 1 5 1 8l96 404c1 3 2 7 2 10l68 217-181-15-413-77-211-270zM2619 6291l-227-220 39 8c5 1 10 1 16 2l308 25 39 125c1 3 2 7 3 11l119 299-103-81zM3732 6494l-97 77 121-304c1-4 3-7 4-11l54-175 97-9c4-1 7-1 11-2l299-51-65 73-234 232zM4676 5460l-141 184-237 57-388 67 50-163c1-3 2-6 3-9l95-404c1-3 1-6 2-8l61-333 387-74c4-1 7-2 11-3l479-128c3-1 6-2 9-3l138-46-12 37-211 435zM5291 4157l-28 84-347 117-470 125-279 53 38-307c0-3 1-6 1-9l34-534c0-3 0-6 0-9 0-1 0-1 0-1l-2-569c0-4 0-8 0-11l-1-5 209-43c4 0 8-1 11-2l453-128c3-1 7-2 10-4l396-141 13 54 42 282 15 275-10 267-33 258zM5153 2239l85 243-12 5-402 143-443 125-166 34-22-294c0-4-1-8-1-11l-96-629c0-4-1-8-2-12l-91-388 171-37c4-1 8-2 12-3l312-96c3-2 7-3 10-4l91-35 23 26 215 316 177 312zM4053 649l337 389-287 88-170 38-213-656c-2-4-3-8-5-12l-99-234z">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15.24cm" fo:page-height="15.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7T18:57:54.226621194</meta:creation-date>
    <dc:date>2021-10-17T15:50:06.311581316</dc:date>
    <meta:editing-duration>PT56M40S</meta:editing-duration>
    <meta:editing-cycles>9</meta:editing-cycles>
    <meta:generator>LibreOffice/6.4.7.2$Linux_X86_64 LibreOffice_project/40$Build-2</meta:generator>
    <meta:document-statistic meta:object-count="3"/>
  </office:meta>
</office:document-meta>
</file>